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Noto Sans Devanagari1" svg:font-family="'Noto Sans Devanagari'" style:font-family-generic="swiss"/>
    <style:font-face style:name="Noto Sans Mono" svg:font-family="'Noto Sans Mono'" style:font-family-generic="roman" style:font-pitch="variable"/>
    <style:font-face style:name="Noto Sans" svg:font-family="'Noto Sans'" style:font-family-generic="swiss" style:font-pitch="variable"/>
    <style:font-face style:name="Noto Sans Mono1" svg:font-family="'Noto Sans Mono'" style:font-family-generic="swiss" style:font-pitch="variable"/>
    <style:font-face style:name="Noto Sans Devanagari" svg:font-family="'Noto Sans Devanagari'" style:font-family-generic="system" style:font-pitch="variable"/>
    <style:font-face style:name="Noto Sans Mono2" svg:font-family="'Noto Sans Mono'" style:font-family-generic="system" style:font-pitch="variable"/>
  </office:font-face-decls>
  <office:automatic-styles>
    <style:style style:name="P1" style:family="paragraph" style:parent-style-name="Standard">
      <style:text-properties style:font-name="Noto Sans" fo:font-size="14pt" officeooo:rsid="000238a8" officeooo:paragraph-rsid="001098bd" style:font-size-asian="14pt" style:font-size-complex="14pt"/>
    </style:style>
    <style:style style:name="P2" style:family="paragraph" style:parent-style-name="Standard">
      <style:text-properties style:font-name="Noto Sans" fo:font-size="14pt" officeooo:rsid="000063f1" officeooo:paragraph-rsid="001098bd" style:font-size-asian="14pt" style:font-size-complex="14pt"/>
    </style:style>
    <style:style style:name="P3" style:family="paragraph" style:parent-style-name="Standard">
      <style:text-properties style:font-name="Noto Sans" fo:font-size="14pt" officeooo:rsid="0002ed43" officeooo:paragraph-rsid="001098bd" style:font-size-asian="14pt" style:font-size-complex="14pt"/>
    </style:style>
    <style:style style:name="P4" style:family="paragraph" style:parent-style-name="Standard">
      <style:text-properties style:font-name="Noto Sans" fo:font-size="14pt" officeooo:rsid="00032d2b" officeooo:paragraph-rsid="000efb18" style:font-size-asian="14pt" style:font-size-complex="14pt"/>
    </style:style>
    <style:style style:name="P5" style:family="paragraph" style:parent-style-name="Standard">
      <style:text-properties style:font-name="Noto Sans" fo:font-size="14pt" officeooo:rsid="000efb18" officeooo:paragraph-rsid="000efb18" style:font-size-asian="14pt" style:font-size-complex="14pt"/>
    </style:style>
    <style:style style:name="P6" style:family="paragraph" style:parent-style-name="Standard">
      <style:text-properties style:font-name="Noto Sans" fo:font-size="14pt" officeooo:rsid="001637be" officeooo:paragraph-rsid="001637be" style:font-size-asian="14pt" style:font-size-complex="14pt"/>
    </style:style>
    <style:style style:name="P7" style:family="paragraph" style:parent-style-name="Standard">
      <style:text-properties style:font-name="Noto Sans" fo:font-size="14pt" officeooo:rsid="001637be" officeooo:paragraph-rsid="00264b22" style:font-size-asian="14pt" style:font-size-complex="14pt"/>
    </style:style>
    <style:style style:name="P8" style:family="paragraph" style:parent-style-name="Standard">
      <style:text-properties style:font-name="Noto Sans" fo:font-size="14pt" officeooo:rsid="00132ee9" officeooo:paragraph-rsid="00132ee9" style:font-size-asian="14pt" style:font-size-complex="14pt"/>
    </style:style>
    <style:style style:name="P9" style:family="paragraph" style:parent-style-name="Standard">
      <style:text-properties style:font-name="Noto Sans" fo:font-size="14pt" officeooo:rsid="0011775f" officeooo:paragraph-rsid="0011775f" style:font-size-asian="14pt" style:font-size-complex="14pt"/>
    </style:style>
    <style:style style:name="P10" style:family="paragraph" style:parent-style-name="Standard">
      <style:text-properties style:font-name="Noto Sans" fo:font-size="14pt" officeooo:rsid="0011775f" officeooo:paragraph-rsid="000efb18" style:font-size-asian="14pt" style:font-size-complex="14pt"/>
    </style:style>
    <style:style style:name="P11" style:family="paragraph" style:parent-style-name="Standard">
      <style:text-properties style:font-name="Noto Sans" fo:font-size="14pt" officeooo:rsid="001098bd" officeooo:paragraph-rsid="001098bd" style:font-size-asian="14pt" style:font-size-complex="14pt"/>
    </style:style>
    <style:style style:name="P12" style:family="paragraph" style:parent-style-name="Standard">
      <style:text-properties style:font-name="Noto Sans" fo:font-size="14pt" officeooo:rsid="0017b0c9" officeooo:paragraph-rsid="0017b0c9" style:font-size-asian="14pt" style:font-size-complex="14pt"/>
    </style:style>
    <style:style style:name="P13" style:family="paragraph" style:parent-style-name="Standard">
      <style:text-properties style:font-name="Noto Sans" fo:font-size="14pt" officeooo:rsid="001bccbc" officeooo:paragraph-rsid="001bccbc" style:font-size-asian="14pt" style:font-size-complex="14pt"/>
    </style:style>
    <style:style style:name="P14" style:family="paragraph" style:parent-style-name="Standard">
      <style:text-properties style:font-name="Noto Sans" fo:font-size="14pt" officeooo:rsid="001f2c4a" officeooo:paragraph-rsid="001f2c4a" style:font-size-asian="14pt" style:font-size-complex="14pt"/>
    </style:style>
    <style:style style:name="P15" style:family="paragraph" style:parent-style-name="Standard">
      <style:text-properties style:font-name="Noto Sans" fo:font-size="14pt" officeooo:rsid="00264b22" officeooo:paragraph-rsid="00264b22" style:font-size-asian="14pt" style:font-size-complex="14pt"/>
    </style:style>
    <style:style style:name="P16" style:family="paragraph" style:parent-style-name="Standard">
      <style:text-properties style:font-name="Noto Sans" fo:font-size="14pt" officeooo:rsid="002ec074" officeooo:paragraph-rsid="002ec074" style:font-size-asian="14pt" style:font-size-complex="14pt"/>
    </style:style>
    <style:style style:name="P17" style:family="paragraph" style:parent-style-name="Standard">
      <style:text-properties style:font-name="Noto Sans" fo:font-size="14pt" officeooo:rsid="003315bc" officeooo:paragraph-rsid="003315bc" style:font-size-asian="14pt" style:font-size-complex="14pt"/>
    </style:style>
    <style:style style:name="P18" style:family="paragraph" style:parent-style-name="Standard">
      <style:text-properties style:font-name="Noto Sans" fo:font-size="14pt" officeooo:rsid="0033543b" officeooo:paragraph-rsid="0033543b" style:font-size-asian="14pt" style:font-size-complex="14pt"/>
    </style:style>
    <style:style style:name="P19" style:family="paragraph" style:parent-style-name="Standard">
      <style:text-properties style:font-name="Noto Sans" fo:font-size="14pt" officeooo:rsid="00338d4d" officeooo:paragraph-rsid="00338d4d" style:font-size-asian="14pt" style:font-size-complex="14pt"/>
    </style:style>
    <style:style style:name="P20" style:family="paragraph" style:parent-style-name="Standard">
      <style:text-properties style:font-name="Noto Sans" fo:font-size="14pt" officeooo:rsid="0034a4fb" officeooo:paragraph-rsid="0034a4fb" style:font-size-asian="14pt" style:font-size-complex="14pt"/>
    </style:style>
    <style:style style:name="P21" style:family="paragraph" style:parent-style-name="Standard">
      <style:text-properties style:font-name="Noto Sans" fo:font-size="14pt" officeooo:rsid="0034a4fb" officeooo:paragraph-rsid="00360d8b" style:font-size-asian="14pt" style:font-size-complex="14pt"/>
    </style:style>
    <style:style style:name="P22" style:family="paragraph" style:parent-style-name="Standard">
      <style:text-properties style:font-name="Noto Sans" fo:font-size="14pt" officeooo:rsid="003991f7" officeooo:paragraph-rsid="003991f7" style:font-size-asian="14pt" style:font-size-complex="14pt"/>
    </style:style>
    <style:style style:name="P23" style:family="paragraph" style:parent-style-name="Standard">
      <style:text-properties style:font-name="Noto Sans" fo:font-size="14pt" officeooo:rsid="0039ec2c" officeooo:paragraph-rsid="0039ec2c" style:font-size-asian="14pt" style:font-size-complex="14pt"/>
    </style:style>
    <style:style style:name="P24" style:family="paragraph" style:parent-style-name="Standard">
      <style:text-properties officeooo:paragraph-rsid="001098bd"/>
    </style:style>
    <style:style style:name="P25" style:family="paragraph" style:parent-style-name="Standard">
      <style:text-properties officeooo:paragraph-rsid="000efb18"/>
    </style:style>
    <style:style style:name="P26" style:family="paragraph" style:parent-style-name="Standard">
      <style:text-properties officeooo:paragraph-rsid="001db0ff"/>
    </style:style>
    <style:style style:name="P27" style:family="paragraph" style:parent-style-name="Standard">
      <style:text-properties officeooo:paragraph-rsid="0015dc46"/>
    </style:style>
    <style:style style:name="P28" style:family="paragraph" style:parent-style-name="Standard">
      <style:text-properties officeooo:paragraph-rsid="002ec074"/>
    </style:style>
    <style:style style:name="P29" style:family="paragraph" style:parent-style-name="Standard">
      <style:text-properties officeooo:rsid="002ec074" officeooo:paragraph-rsid="002ec074"/>
    </style:style>
    <style:style style:name="P30" style:family="paragraph" style:parent-style-name="Standard">
      <style:text-properties style:font-name="Noto Sans" fo:font-size="14pt" officeooo:rsid="002ec074" officeooo:paragraph-rsid="002ec074" style:font-size-asian="14pt" style:font-size-complex="14pt"/>
    </style:style>
    <style:style style:name="P31" style:family="paragraph" style:parent-style-name="Standard">
      <style:text-properties style:font-name="Noto Sans" fo:font-size="14pt" officeooo:rsid="0039ec2c" officeooo:paragraph-rsid="0039ec2c" style:font-size-asian="14pt" style:font-size-complex="14pt"/>
    </style:style>
    <style:style style:name="P32" style:family="paragraph" style:parent-style-name="Standard">
      <style:text-properties style:font-name="Noto Sans" fo:font-size="14pt" officeooo:rsid="003dcb65" officeooo:paragraph-rsid="003dcb65" style:font-size-asian="14pt" style:font-size-complex="14pt"/>
    </style:style>
    <style:style style:name="P33" style:family="paragraph" style:parent-style-name="Standard">
      <style:text-properties style:font-name="Noto Sans" fo:font-size="14pt" officeooo:rsid="003eba49" officeooo:paragraph-rsid="003eba49" style:font-size-asian="14pt" style:font-size-complex="14pt"/>
    </style:style>
    <style:style style:name="P34" style:family="paragraph" style:parent-style-name="Standard">
      <style:text-properties style:font-name="Noto Sans" fo:font-size="14pt" officeooo:rsid="003f6d2f" officeooo:paragraph-rsid="003f6d2f" style:font-size-asian="14pt" style:font-size-complex="14pt"/>
    </style:style>
    <style:style style:name="P35" style:family="paragraph" style:parent-style-name="Standard">
      <style:text-properties style:font-name="Noto Sans" fo:font-size="14pt" officeooo:rsid="0041373b" officeooo:paragraph-rsid="0041373b" style:font-size-asian="14pt" style:font-size-complex="14pt"/>
    </style:style>
    <style:style style:name="P36" style:family="paragraph" style:parent-style-name="Standard">
      <style:text-properties style:font-name="Noto Sans" fo:font-size="14pt" officeooo:rsid="0041b9c0" officeooo:paragraph-rsid="0041b9c0" style:font-size-asian="14pt" style:font-size-complex="14pt"/>
    </style:style>
    <style:style style:name="P37" style:family="paragraph" style:parent-style-name="Standard">
      <style:text-properties style:font-name="Noto Sans" fo:font-size="14pt" officeooo:rsid="00032d2b" officeooo:paragraph-rsid="000efb18" style:font-size-asian="14pt" style:font-size-complex="14pt"/>
    </style:style>
    <style:style style:name="P38" style:family="paragraph" style:parent-style-name="Standard">
      <style:text-properties style:font-name="Noto Sans" fo:font-size="14pt" officeooo:rsid="004df2f9" officeooo:paragraph-rsid="004df2f9" style:font-size-asian="14pt" style:font-size-complex="14pt"/>
    </style:style>
    <style:style style:name="P39" style:family="paragraph" style:parent-style-name="Standard">
      <style:text-properties style:font-name="Noto Sans" fo:font-size="14pt" officeooo:rsid="004e06e6" officeooo:paragraph-rsid="004e06e6" style:font-size-asian="14pt" style:font-size-complex="14pt"/>
    </style:style>
    <style:style style:name="P40" style:family="paragraph" style:parent-style-name="Standard">
      <style:text-properties officeooo:paragraph-rsid="0041373b"/>
    </style:style>
    <style:style style:name="P41" style:family="paragraph" style:parent-style-name="Standard">
      <style:text-properties officeooo:paragraph-rsid="004df2f9"/>
    </style:style>
    <style:style style:name="T1" style:family="text">
      <style:text-properties officeooo:rsid="0002ed43"/>
    </style:style>
    <style:style style:name="T2" style:family="text">
      <style:text-properties officeooo:rsid="000ff376"/>
    </style:style>
    <style:style style:name="T3" style:family="text">
      <style:text-properties officeooo:rsid="00132ee9"/>
    </style:style>
    <style:style style:name="T4" style:family="text">
      <style:text-properties style:font-name="Noto Sans" fo:font-size="14pt" style:font-size-asian="14pt" style:font-size-complex="14pt"/>
    </style:style>
    <style:style style:name="T5" style:family="text">
      <style:text-properties style:font-name="Noto Sans" fo:font-size="14pt" officeooo:rsid="000063f1" style:font-size-asian="14pt" style:font-size-complex="14pt"/>
    </style:style>
    <style:style style:name="T6" style:family="text">
      <style:text-properties style:font-name="Noto Sans" fo:font-size="14pt" officeooo:rsid="001bccbc" style:font-size-asian="14pt" style:font-size-complex="14pt"/>
    </style:style>
    <style:style style:name="T7" style:family="text">
      <style:text-properties style:font-name="Noto Sans" fo:font-size="14pt" officeooo:rsid="000efb18" style:font-size-asian="14pt" style:font-size-complex="14pt"/>
    </style:style>
    <style:style style:name="T8" style:family="text">
      <style:text-properties style:font-name="Noto Sans" fo:font-size="14pt" officeooo:rsid="001db0ff" style:font-size-asian="14pt" style:font-size-complex="14pt"/>
    </style:style>
    <style:style style:name="T9" style:family="text">
      <style:text-properties style:font-name="Noto Sans" fo:font-size="14pt" officeooo:rsid="001f2c4a" style:font-size-asian="14pt" style:font-size-complex="14pt"/>
    </style:style>
    <style:style style:name="T10" style:family="text">
      <style:text-properties style:font-name="Noto Sans" fo:font-size="14pt" officeooo:rsid="0015dc46" style:font-size-asian="14pt" style:font-size-complex="14pt"/>
    </style:style>
    <style:style style:name="T11" style:family="text">
      <style:text-properties style:font-name="Noto Sans" fo:font-size="14pt" officeooo:rsid="00248a13" style:font-size-asian="14pt" style:font-size-complex="14pt"/>
    </style:style>
    <style:style style:name="T12" style:family="text">
      <style:text-properties style:font-name="Noto Sans" fo:font-size="14pt" officeooo:rsid="001637be" style:font-size-asian="14pt" style:font-size-complex="14pt"/>
    </style:style>
    <style:style style:name="T13" style:family="text">
      <style:text-properties style:font-name="Noto Sans" fo:font-size="14pt" officeooo:rsid="002b6830" style:font-size-asian="14pt" style:font-size-complex="14pt"/>
    </style:style>
    <style:style style:name="T14" style:family="text">
      <style:text-properties style:font-name="Noto Sans" fo:font-size="14pt" officeooo:rsid="00264b22" style:font-size-asian="14pt" style:font-size-complex="14pt"/>
    </style:style>
    <style:style style:name="T15" style:family="text">
      <style:text-properties style:font-name="Noto Sans" fo:font-size="14pt" officeooo:rsid="002ec074" style:font-size-asian="14pt" style:font-size-complex="14pt"/>
    </style:style>
    <style:style style:name="T16" style:family="text">
      <style:text-properties style:font-name="Noto Sans" fo:font-size="14pt" officeooo:rsid="00304994" style:font-size-asian="14pt" style:font-size-complex="14pt"/>
    </style:style>
    <style:style style:name="T17" style:family="text">
      <style:text-properties style:font-name="Noto Sans" fo:font-size="14pt" officeooo:rsid="0041373b" style:font-size-asian="14pt" style:font-size-complex="14pt"/>
    </style:style>
    <style:style style:name="T18" style:family="text">
      <style:text-properties style:font-name="Noto Sans" fo:font-size="14pt" officeooo:rsid="004df2f9" style:font-size-asian="14pt" style:font-size-complex="14pt"/>
    </style:style>
    <style:style style:name="T19" style:family="text">
      <style:text-properties officeooo:rsid="00248a13"/>
    </style:style>
    <style:style style:name="T20" style:family="text">
      <style:text-properties officeooo:rsid="0034a4fb"/>
    </style:style>
    <style:style style:name="T21" style:family="text">
      <style:text-properties officeooo:rsid="00351a2e"/>
    </style:style>
    <style:style style:name="T22" style:family="text">
      <style:text-properties officeooo:rsid="00360d8b"/>
    </style:style>
    <style:style style:name="T23" style:family="text">
      <style:text-properties officeooo:rsid="00385f0f"/>
    </style:style>
    <style:style style:name="T24" style:family="text">
      <style:text-properties officeooo:rsid="003a142d"/>
    </style:style>
    <style:style style:name="T25" style:family="text">
      <style:text-properties officeooo:rsid="00424775"/>
    </style:style>
    <style:style style:name="T26" style:family="text">
      <style:text-properties officeooo:rsid="004df2f9"/>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hesis</text:p>
      <text:p text:style-name="P4"/>
      <text:p text:style-name="P4">Statement of Achievements</text:p>
      <text:p text:style-name="P4"/>
      <text:p text:style-name="P38">In this thesis, Digital Learning Tools are explored</text:p>
      <text:p text:style-name="P38"/>
      <text:p text:style-name="P38">A Digital Learning Website was designed.</text:p>
      <text:p text:style-name="P38"/>
      <text:p text:style-name="P38">Results were gathered on the effectiveness of the website (as a medium for digital learning)</text:p>
      <text:p text:style-name="P38"/>
      <text:p text:style-name="P41"><text:span text:style-name="T18">Several directions for improvement have been suggested.</text:span></text:p>
      <text:p text:style-name="P41"><text:span text:style-name="T18"/></text:p>
      <text:p text:style-name="P41"><text:span text:style-name="T18"/></text:p>
      <text:p text:style-name="P4"/>
      <text:p text:style-name="P4">Title page</text:p>
      <text:p text:style-name="P4"/>
      <text:p text:style-name="P4">Abstract</text:p>
      <text:p text:style-name="P4"/>
      <text:p text:style-name="P39">[section where u describe digital learning]</text:p>
      <text:p text:style-name="P39"/>
      <text:p text:style-name="P39">Researchers have been exploring digital learning etc.</text:p>
      <text:p text:style-name="P4"/>
      <text:p text:style-name="P16">In this paper I review various papers on the topic of digital learning. I describe how these papers relate to the work I have carried out. I then describe a website I designed and the specific application of digital learning that it provides.</text:p>
      <text:p text:style-name="P16"/>
      <text:p text:style-name="P29"><text:span text:style-name="T16">I constructed a survery and it showed that </text:span><text:span text:style-name="T4">X test subjects were used and they showed Y results. In conclusion this shows how my work is significant.</text:span></text:p>
      <text:p text:style-name="P4"/>
      <text:p text:style-name="P4">Acknowledgments</text:p>
      <text:p text:style-name="P4">Preface – <text:span text:style-name="T25">introduction, motivations, aims, contributions</text:span></text:p>
      <text:p text:style-name="P4">table of contents</text:p>
      <text:p text:style-name="P4">list of figures</text:p>
      <text:p text:style-name="P4">list of tables</text:p>
      <text:p text:style-name="P4">Glossary</text:p>
      <text:p text:style-name="P4"><text:soft-page-break/></text:p>
      <text:p text:style-name="P18">Literature Review</text:p>
      <text:p text:style-name="P18"/>
      <text:p text:style-name="P18">In this section I <text:span text:style-name="T21">summarise</text:span> several papers <text:span text:style-name="T21">that I have read whilst reasearching </text:span>the field of Digital Learning.</text:p>
      <text:p text:style-name="P4"/>
      <text:p text:style-name="P19">Digital Game-Based Learning, Marc Prensky</text:p>
      <text:p text:style-name="P19"/>
      <text:p text:style-name="P19">A motivated learner can’t be stopped. Unfortunately in today’s day and age, educational content is often seen as boring, and today’s teachers are not effective in the motivation department.</text:p>
      <text:p text:style-name="P19"/>
      <text:p text:style-name="P19">The Video games industry on the other hand is focused with maintaining the attention of its users. <text:span text:style-name="T20">Children are often more interested in video games than school.</text:span></text:p>
      <text:p text:style-name="P19"/>
      <text:p text:style-name="P20">As a result of this it makes sense to try and merge these two industries so that students can be more motivated to learn.</text:p>
      <text:p text:style-name="P20"/>
      <text:p text:style-name="P21"><text:span text:style-name="T22">D</text:span>igital natives <text:span text:style-name="T22">are children who grew up with technology. </text:span>Digital immigrant<text:span text:style-name="T23">s</text:span> <text:span text:style-name="T22">are older people who were introduced to technology at a later stage of life.</text:span></text:p>
      <text:p text:style-name="P20"/>
      <text:p text:style-name="P20">Marc suggests that the reason believe children are attracted to video games because of the learning that games provide. “On the surface, game players learn to do things – to fly airplanes, to drive fast cars, to be theme park operators, war fighters, civilization builders, and veterinarians”</text:p>
      <text:p text:style-name="P20"/>
      <text:p text:style-name="P20">“<text:span text:style-name="T21">but on the deeper levels they learn infinitely more: to take in information from many sources and make decisions quickly; to deduce a game’s rules from playing rather than being told; to create strategies for overcoming obstacles; to understand complex systems through experimentation. And, increasingly , they learn to collaborate with others”</text:span></text:p>
      <text:p text:style-name="P20"/>
      <text:p text:style-name="P22">write some more stuff here.</text:p>
      <text:p text:style-name="P22"/>
      <text:p text:style-name="P22"><text:soft-page-break/></text:p>
      <text:p text:style-name="P23">It is arguable that my website has gameified digital logic (the content students are trying to learn). Students are given an efficient environment where they can practice. They have access to an infinite amount of problems, are given instant feedback (write correct answer when you update the website), <text:span text:style-name="T24">and are given access to statistics regarding their progress.</text:span></text:p>
      <text:p text:style-name="P23"/>
      <text:p text:style-name="P23"/>
      <text:p text:style-name="P23"/>
      <text:p text:style-name="P23"/>
      <text:p text:style-name="P23"/>
      <text:p text:style-name="P23"/>
      <text:p text:style-name="P23"/>
      <text:p text:style-name="P32">Digital game-based learning: Impact of instructions and feedback on motivation and learning effectiveness.</text:p>
      <text:p text:style-name="P32"/>
      <text:p text:style-name="P32">S. Erhel, E. Jamet</text:p>
      <text:p text:style-name="P32"/>
      <text:p text:style-name="P32">This paper wished to investigate what effect different learning instructions had on students.</text:p>
      <text:p text:style-name="P32"/>
      <text:p text:style-name="P32">They tested the effects of two different learning instructions (learning instruction and entertainment instruction)</text:p>
      <text:p text:style-name="P32"/>
      <text:p text:style-name="P33">“The results showed that the learning instruction resulted in deeper learning than the entertainment instruction without negatively impacting on motivation.”</text:p>
      <text:p text:style-name="P33"/>
      <text:p text:style-name="P33">In experiment 2 it was shown that when students are given regular feedback the entertainment instruction results in deep learning.</text:p>
      <text:p text:style-name="P33"/>
      <text:p text:style-name="P33">“This shows that a game environment can promote learning and motivation, providing it includes features that prompt learners to actively process the educational content.</text:p>
      <text:p text:style-name="P33"/>
      <text:p text:style-name="P33"/>
      <text:p text:style-name="P33">Digital game based learning</text:p>
      <text:p text:style-name="P33"><text:soft-page-break/></text:p>
      <text:p text:style-name="P34">The paper notes that “Many researchers agree that digital learning games have everything it takes to become an effective learning medium.”</text:p>
      <text:p text:style-name="P34"/>
      <text:p text:style-name="P35">This paper notes that other papers discovered that the instruction provided has an effect on the learning outcomes.</text:p>
      <text:p text:style-name="P35"/>
      <text:p text:style-name="P40"><text:span text:style-name="T17">“</text:span>The data, collected via a think aloud protocol, showed that the instructions significantly affected the cognitive processing of the documents. The learners with a study purpose provided significantly more associative and predictive inferences, and significantly more paraphrases, than the learners who read for entertainment. They also had significantly higher recall scores. By contrast, the learners in the entertainment condition produced significantly more opinions about the text and associations with personal experiences than those in the study condition. This experiment therefore demonstrated that the instructions provided at the start of learning can have a considerable impact on the processing strategies implemented by learners.<text:span text:style-name="T17">”</text:span></text:p>
      <text:p text:style-name="P40"><text:span text:style-name="T17"/></text:p>
      <text:p text:style-name="P40"><text:span text:style-name="T17"/></text:p>
      <text:p text:style-name="P35">rote learning and deep learning.</text:p>
      <text:p text:style-name="P35"/>
      <text:p text:style-name="P36">In summary this paper shows that learning instruction has an effect on the cognitive processing on educational content.</text:p>
      <text:p text:style-name="P36"/>
      <text:p text:style-name="P36"/>
      <text:p text:style-name="P20"/>
      <text:p text:style-name="P20"/>
      <text:p text:style-name="P4"/>
      <text:p text:style-name="P5">Chapter 1 Introduction</text:p>
      <text:p text:style-name="P5"/>
      <text:p text:style-name="P1">Me and My Project Supervisor Dr David Boland decided that my project would take the form of a website. The website would <text:span text:style-name="T1">feature a number of tools that are to assist students who are studying the subject Digital Logic.</text:span></text:p>
      <text:p text:style-name="P1"/>
      <text:p text:style-name="P2"><text:soft-page-break/>My project for <text:span text:style-name="T2">ELEC</text:span>4710 Engineering Project A is “Interactive Digital Learning Tools”. I was required to design a website which would provide supplementary material to students who were studying <text:span text:style-name="T2">ELEC</text:span>2602 Digital Logic. My goal was to design a website which could be used by students to:</text:p>
      <text:p text:style-name="P2"/>
      <text:p text:style-name="P2">1. learn about the subject</text:p>
      <text:p text:style-name="P2"/>
      <text:p text:style-name="P2">2. practice with problems</text:p>
      <text:p text:style-name="P2"/>
      <text:p text:style-name="P2">3. view statistics regarding their individual progress</text:p>
      <text:p text:style-name="P2"/>
      <text:p text:style-name="P2">4. locate areas in which they require improvement</text:p>
      <text:p text:style-name="P2"/>
      <text:p text:style-name="P24"><text:span text:style-name="T5">A website was chosen as the ideal medium because </text:span><text:span text:style-name="T6">it would be easy to access</text:span><text:span text:style-name="T5">. The website contains several features such as sets of problems which students can practice on and also statistics so that students can view and measure their progress.</text:span></text:p>
      <text:p text:style-name="P5"/>
      <text:p text:style-name="P5">Chapter 2 Background</text:p>
      <text:p text:style-name="P5"/>
      <text:p text:style-name="P3">I asked several past students questions related to their experience with digital logic. As a result of these interviews I gained a better idea of what content may assist in student’s studies. I <text:span text:style-name="T19">also </text:span>read through all the lecture notes for digital logic and developed some ideas for problems which I could incorporate into the website.</text:p>
      <text:p text:style-name="P3"/>
      <text:p text:style-name="P12">Some of these ideas are:</text:p>
      <text:p text:style-name="P12"><text:tab/>randomly generated truth table</text:p>
      <text:p text:style-name="P12"><text:tab/>karnaugh map</text:p>
      <text:p text:style-name="P12"><text:tab/>logic gate identification</text:p>
      <text:p text:style-name="P12"><text:tab/>numbers represented in various formats</text:p>
      <text:p text:style-name="P12"/>
      <text:p text:style-name="P12"><text:tab/>other</text:p>
      <text:p text:style-name="P5"/>
      <text:p text:style-name="P5"/>
      <text:p text:style-name="P27"><text:span text:style-name="T10">Before I began this project I had some knowledge of html, css and js. </text:span><text:span text:style-name="T12">I </text:span><text:span text:style-name="T11">quickly learned that my current knowledge wasn’t </text:span><text:span text:style-name="T13">enough to build a </text:span><text:soft-page-break/><text:span text:style-name="T13">complete webiste.</text:span><text:span text:style-name="T11"> I</text:span><text:span text:style-name="T13">t was therefore necessary </text:span><text:span text:style-name="T11">to research various web development technologies. </text:span><text:span text:style-name="T12">T</text:span><text:span text:style-name="T14">his included html, </text:span><text:span text:style-name="T12">css, js, bootstrap, sqlite3, python bottle, python flask </text:span><text:span text:style-name="T14">and </text:span><text:span text:style-name="T12">php.</text:span></text:p>
      <text:p text:style-name="P7"/>
      <text:p text:style-name="P15">[Insert section where u talk about these technologies]</text:p>
      <text:p text:style-name="P15"/>
      <text:p text:style-name="P15"/>
      <text:p text:style-name="P5"/>
      <text:p text:style-name="P6">I ended up using Python Bottle as my web framework. I asked a friend about which frameworks to use and he told me that php wasn’t a good idea, and that he had experience with Python Flask. As a result I had limited my choices to Flask or Bottle. Going through the tutorials gave me a better idea of the features of each framework, but I wasn’t able to finish the Flask tutorial so I decided to use Bottle.</text:p>
      <text:p text:style-name="P6"/>
      <text:p text:style-name="P6">Bottle has the advantage of being small/lightweight, usable with sqlite3(which comes with Python by default) and having features that I need (such as cookies).</text:p>
      <text:p text:style-name="P6"/>
      <text:p text:style-name="P6">Sqlite3 was chosen as the database because it comes with Python, so there is no extra downloading/configuration needed, which makes it easier to use.</text:p>
      <text:p text:style-name="P5"/>
      <text:p text:style-name="P5">Chapter 3 Design</text:p>
      <text:p text:style-name="P5"/>
      <text:p text:style-name="P25"><text:span text:style-name="T6">I </text:span><text:span text:style-name="T9">u</text:span><text:span text:style-name="T6">sed</text:span><text:span text:style-name="T7"> Python Bottle as the web server which serves various web pages to users and also u</text:span><text:span text:style-name="T6">telise</text:span><text:span text:style-name="T7">s a sqlite3 database to record the number of correct and incorrect answers by users. </text:span><text:span text:style-name="T6">It also </text:span><text:span text:style-name="T7">uses cookies and the database to keep track of users accounts.</text:span></text:p>
      <text:p text:style-name="P10"/>
      <text:p text:style-name="P13">Python bottle dynamically serves several webpages and also makes use of a templating system.</text:p>
      <text:p text:style-name="P9"/>
      <text:p text:style-name="P13">The sql databse store several pieces of information including username, password, and a correct and incorrect value for each problem offered by the website. This allows the back end to log in users and update values in the database based on their performance.</text:p>
      <text:p text:style-name="P9"/>
      <text:p text:style-name="P13"><text:soft-page-break/>The individual webpages utilise a combination of html, javascript and python to perform various functions. Html is used to describe the format of the webpage. Css is used to describe the appearance of the html elements. <text:s/>Javascript and python are used to accomplish tasks which require programming.</text:p>
      <text:p text:style-name="P9"/>
      <text:p text:style-name="P26"><text:span text:style-name="T8">Bootstrap a</text:span><text:span text:style-name="T9">llows you to make the website look more appealing by using classes.</text:span></text:p>
      <text:p text:style-name="P9"/>
      <text:p text:style-name="P14">The stats page allows you to see your personal statistics for each challenge and also the global statistics of all users. Various fields are displayed such as total attempts, number wrong, number correct, average and others.</text:p>
      <text:p text:style-name="P14"/>
      <text:p text:style-name="P14">The inclusion of this allows users to see how well they are performing in the challenges.</text:p>
      <text:p text:style-name="P9"/>
      <text:p text:style-name="P9">talk about the specific problems</text:p>
      <text:p text:style-name="P5"/>
      <text:p text:style-name="P16">statistics time lapse</text:p>
      <text:p text:style-name="P5"/>
      <text:p text:style-name="P16">The problems are designed in such a way that students will be able to:</text:p>
      <text:p text:style-name="P16">1. solve and answer the problems quickly</text:p>
      <text:p text:style-name="P16">2. have access to a large question pool</text:p>
      <text:p text:style-name="P16">3. receive instant feedback</text:p>
      <text:p text:style-name="P16">4. be able to measure their own progress over time using statistics</text:p>
      <text:p text:style-name="P16"/>
      <text:p text:style-name="P16"/>
      <text:p text:style-name="P28"><text:span text:style-name="T15">research in x paper shows that instant feedback (KCR k</text:span><text:span text:style-name="T16">nowledge of correct response feedback</text:span><text:span text:style-name="T15">), is good.</text:span></text:p>
      <text:p text:style-name="P5"/>
      <text:p text:style-name="P5"/>
      <text:p text:style-name="P5"/>
      <text:p text:style-name="P5"/>
      <text:p text:style-name="P5"/>
      <text:p text:style-name="P5">Chapter 4 Analysis</text:p>
      <text:p text:style-name="P5"><text:line-break/><text:tab/><text:span text:style-name="T3">Talk about the </text:span>Results</text:p>
      <text:p text:style-name="P5"><text:soft-page-break/></text:p>
      <text:p text:style-name="P14"><text:tab/>No results collected yet.</text:p>
      <text:p text:style-name="P5"/>
      <text:p text:style-name="P17">I developed a series of survey questions, I included multiplce choice, closed answer and open answer questions.</text:p>
      <text:p text:style-name="P17"/>
      <text:p text:style-name="P17">The survey questions were the following:</text:p>
      <text:p text:style-name="P17"/>
      <text:p text:style-name="P17"/>
      <text:p text:style-name="P17">The results are as follows:</text:p>
      <text:p text:style-name="P5"/>
      <text:p text:style-name="P5"/>
      <text:p text:style-name="P5">Chapter 5 Conclusion</text:p>
      <text:p text:style-name="P5"/>
      <text:p text:style-name="P5"/>
      <text:p text:style-name="P8"><text:tab/>Conclude things</text:p>
      <text:p text:style-name="P5"/>
      <text:p text:style-name="P5"/>
      <text:p text:style-name="P11">Literature review?</text:p>
      <text:p text:style-name="P5"/>
      <text:p text:style-name="P5">Appendix A</text:p>
      <text:p text:style-name="P5"/>
      <text:p text:style-name="P5">Bibliography</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Noto Sans Devanagari1" svg:font-family="'Noto Sans Devanagari'" style:font-family-generic="swiss"/>
    <style:font-face style:name="Noto Sans Mono" svg:font-family="'Noto Sans Mono'" style:font-family-generic="roman" style:font-pitch="variable"/>
    <style:font-face style:name="Noto Sans" svg:font-family="'Noto Sans'" style:font-family-generic="swiss" style:font-pitch="variable"/>
    <style:font-face style:name="Noto Sans Mono1" svg:font-family="'Noto Sans Mono'" style:font-family-generic="swiss" style:font-pitch="variable"/>
    <style:font-face style:name="Noto Sans Devanagari" svg:font-family="'Noto Sans Devanagari'" style:font-family-generic="system" style:font-pitch="variable"/>
    <style:font-face style:name="Noto Sans Mono2" svg:font-family="'Noto Sans Mono'"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Noto Sans Mono" fo:font-size="12pt" fo:language="en" fo:country="AU" style:letter-kerning="true" style:font-name-asian="Noto Sans Mono2"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Noto Sans Mono" fo:font-size="12pt" fo:language="en" fo:country="AU" style:letter-kerning="true" style:font-name-asian="Noto Sans Mono2"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Noto Sans Mono1" fo:font-family="'Noto Sans Mono'" style:font-family-generic="swiss" style:font-pitch="variable" fo:font-size="14pt" style:font-name-asian="Noto Sans Mono2" style:font-family-asian="'Noto Sans Mono'"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07-06T15:25:56.542036494</meta:creation-date>
    <dc:date>2019-09-30T22:20:46.111060182</dc:date>
    <meta:editing-duration>PT14H25M29S</meta:editing-duration>
    <meta:editing-cycles>28</meta:editing-cycles>
    <meta:generator>LibreOffice/6.3.1.2$Linux_X86_64 LibreOffice_project/30$Build-2</meta:generator>
    <meta:document-statistic meta:table-count="0" meta:image-count="0" meta:object-count="0" meta:page-count="8" meta:paragraph-count="90" meta:word-count="1462" meta:character-count="9208" meta:non-whitespace-character-count="7824"/>
  </office:meta>
</office:document-meta>
</file>